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reformatted_20_Text"><text:bookmark text:name="rstudio_console_output"/>&gt; # Larose ch1 R code (p15)</text:p>
      <text:p text:style-name="Preformatted_20_Text">&gt; cars&lt;- read.csv(file="/media/user/1907USB/RonGitHUB/Larose/data/cars.txt",stringsAsFactors = FALSE)</text:p>
      <text:p text:style-name="Preformatted_20_Text">&gt; View(cars)</text:p>
      <text:p text:style-name="Preformatted_20_Text">&gt; cov(cars[1:3])</text:p>
      <text:p text:style-name="Preformatted_20_Text"><text:s text:c="19"/>mpg <text:s/>cylinders cubicinches</text:p>
      <text:p text:style-name="Preformatted_20_Text">mpg <text:s text:c="10"/>61.20825 -10.532706 <text:s text:c="2"/>-684.5597</text:p>
      <text:p text:style-name="Preformatted_20_Text">cylinders <text:s text:c="3"/>-10.53271 <text:s text:c="2"/>3.004362 <text:s text:c="3"/>179.5272</text:p>
      <text:p text:style-name="Preformatted_20_Text">cubicinches -684.55966 179.527188 <text:s/>11854.7854</text:p>
      <text:p text:style-name="Preformatted_20_Text">&gt; cor(cars[1:3])</text:p>
      <text:p text:style-name="Preformatted_20_Text"><text:s text:c="19"/>mpg <text:s/>cylinders cubicinches</text:p>
      <text:p text:style-name="Preformatted_20_Text">mpg <text:s text:c="9"/>1.0000000 -0.7767099 <text:s/>-0.8036361</text:p>
      <text:p text:style-name="Preformatted_20_Text">cylinders <text:s text:c="2"/>-0.7767099 <text:s/>1.0000000 <text:s text:c="2"/>0.9512776</text:p>
      <text:p text:style-name="Preformatted_20_Text">cubicinches -0.8036361 <text:s/>0.9512776 <text:s text:c="2"/>1.0000000</text:p>
      <text:p text:style-name="Preformatted_20_Text">&gt; cor.test(cars[1:3])</text:p>
      <text:p text:style-name="Preformatted_20_Text">Error in cor.test.default(cars[1:3]) : </text:p>
      <text:p text:style-name="Preformatted_20_Text"><text:s text:c="2"/>argument "y" is missing, with no default</text:p>
      <text:p text:style-name="Preformatted_20_Text">&gt; View(DPPSSdata)</text:p>
      <text:p text:style-name="Preformatted_20_Text">&gt; View(DPPSSdata1)</text:p>
      <text:p text:style-name="Preformatted_20_Text">&gt; View(DPPSSdata)</text:p>
      <text:p text:style-name="Preformatted_20_Text">&gt; DPPSS.OrdinalCsub&lt;-DPPSSdata[,c(1,2,7,8)]</text:p>
      <text:p text:style-name="Preformatted_20_Text">&gt; View(DPPSS.OrdinalCsub)</text:p>
      <text:p text:style-name="Preformatted_20_Text">&gt; cor(DPPSS.OrdinalCsub[1:4])</text:p>
      <text:p text:style-name="Preformatted_20_Text"><text:s text:c="18"/>Ship CSat FieldedVolatility Maint</text:p>
      <text:p text:style-name="Preformatted_20_Text">Ship <text:s text:c="16"/>1 <text:s text:c="2"/>NA <text:s text:c="15"/>NA <text:s text:c="3"/>NA</text:p>
      <text:p text:style-name="Preformatted_20_Text">CSat <text:s text:c="15"/>NA <text:s text:c="3"/>1 <text:s text:c="15"/>NA <text:s text:c="3"/>NA</text:p>
      <text:p text:style-name="Preformatted_20_Text">FieldedVolatility <text:s text:c="2"/>NA <text:s text:c="2"/>NA <text:s text:c="16"/>1 <text:s text:c="3"/>NA</text:p>
      <text:p text:style-name="Preformatted_20_Text">Maint <text:s text:c="14"/>NA <text:s text:c="2"/>NA <text:s text:c="15"/>NA <text:s text:c="4"/>1</text:p>
      <text:p text:style-name="Preformatted_20_Text">&gt; cov(DPPSS.OrdinalCsub[1:4])</text:p>
      <text:p text:style-name="Preformatted_20_Text"><text:s text:c="18"/>Ship CSat FieldedVolatility Maint</text:p>
      <text:p text:style-name="Preformatted_20_Text">Ship <text:s text:c="15"/>NA <text:s text:c="2"/>NA <text:s text:c="15"/>NA <text:s text:c="3"/>NA</text:p>
      <text:p text:style-name="Preformatted_20_Text">CSat <text:s text:c="15"/>NA <text:s text:c="2"/>NA <text:s text:c="15"/>NA <text:s text:c="3"/>NA</text:p>
      <text:p text:style-name="Preformatted_20_Text">FieldedVolatility <text:s text:c="2"/>NA <text:s text:c="2"/>NA <text:s text:c="15"/>NA <text:s text:c="3"/>NA</text:p>
      <text:p text:style-name="Preformatted_20_Text">Maint <text:s text:c="14"/>NA <text:s text:c="2"/>NA <text:s text:c="15"/>NA <text:s text:c="3"/>NA</text:p>
      <text:p text:style-name="Preformatted_20_Text">&gt; ? chisq.test</text:p>
      <text:p text:style-name="Preformatted_20_Text">&gt; View(DPPSS.OrdinalCsub)</text:p>
      <text:p text:style-name="Preformatted_20_Text">&gt; View(DPPSSdata)</text:p>
      <text:p text:style-name="Preformatted_20_Text">&gt; chisq.test(DPPSSdata$Ship,DPPSSdata$Experience)</text:p>
      <text:p text:style-name="Preformatted_20_Text"/>
      <text:p text:style-name="Preformatted_20_Text"><text:s text:c="8"/>Pearson's Chi-squared test</text:p>
      <text:p text:style-name="Preformatted_20_Text"/>
      <text:p text:style-name="Preformatted_20_Text">data: <text:s/>DPPSSdata$Ship and DPPSSdata$Experience</text:p>
      <text:p text:style-name="Preformatted_20_Text">X-squared = 13.709, df = 4, p-value = 0.008283</text:p>
      <text:p text:style-name="Preformatted_20_Text"/>
      <text:p text:style-name="Preformatted_20_Text">Warning message:</text:p>
      <text:p text:style-name="Preformatted_20_Text">In chisq.test(DPPSSdata$Ship, DPPSSdata$Experience) :</text:p>
      <text:p text:style-name="Preformatted_20_Text"><text:s text:c="2"/>Chi-squared approximation may be incorrect</text:p>
      <text:p text:style-name="Preformatted_20_Text">&gt; View(DPPSSdata)</text:p>
      <text:p text:style-name="Preformatted_20_Text">&gt; chisq.test(DPPSSdata$Ship,DPPSSdata$Language)</text:p>
      <text:p text:style-name="Preformatted_20_Text"/>
      <text:p text:style-name="Preformatted_20_Text"><text:s text:c="8"/>Pearson's Chi-squared test</text:p>
      <text:p text:style-name="Preformatted_20_Text"/>
      <text:p text:style-name="Preformatted_20_Text">data: <text:s/>DPPSSdata$Ship and DPPSSdata$Language</text:p>
      <text:p text:style-name="Preformatted_20_Text">X-squared = 1.5008, df = 4, p-value = 0.8265</text:p>
      <text:p text:style-name="Preformatted_20_Text"/>
      <text:p text:style-name="Preformatted_20_Text">Warning message:</text:p>
      <text:p text:style-name="Preformatted_20_Text">In chisq.test(DPPSSdata$Ship, DPPSSdata$Language) :</text:p>
      <text:p text:style-name="Preformatted_20_Text"><text:s text:c="2"/>Chi-squared approximation may be incorrect</text:p>
      <text:p text:style-name="Preformatted_20_Text">&gt; View(DPPSSdata)</text:p>
      <text:p text:style-name="Preformatted_20_Text">&gt; chisq.test(DPPSSdata$Ship,DPPSSdata$DomainExp)</text:p>
      <text:p text:style-name="Preformatted_20_Text"><text:soft-page-break/></text:p>
      <text:p text:style-name="Preformatted_20_Text"><text:s text:c="8"/>Pearson's Chi-squared test</text:p>
      <text:p text:style-name="Preformatted_20_Text"/>
      <text:p text:style-name="Preformatted_20_Text">data: <text:s/>DPPSSdata$Ship and DPPSSdata$DomainExp</text:p>
      <text:p text:style-name="P1">X-squared = 6.9783, df = 4, p-value = 0.137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12:38:58.998394262</meta:creation-date>
    <dc:date>2020-05-02T12:40:18.284593741</dc:date>
    <meta:editing-duration>PT1M20S</meta:editing-duration>
    <meta:editing-cycles>1</meta:editing-cycles>
    <meta:document-statistic meta:table-count="0" meta:image-count="0" meta:object-count="0" meta:page-count="2" meta:paragraph-count="56" meta:word-count="210" meta:character-count="2150" meta:non-whitespace-character-count="1591"/>
    <meta:generator>LibreOffice/6.1.5.2$Linux_X86_64 LibreOffice_project/10$Build-2</meta:generator>
  </office:meta>
</office:document-meta>
</file>